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4<text:span text:style-name="T1">th</text:span> Feb 2026</text:p>
          </table:table-cell>
          <table:table-cell office:value-type="string" calcext:value-type="string">
            <text:p>5<text:span text:style-name="T1">th</text:span> Feb 2026</text:p>
          </table:table-cell>
          <table:table-cell office:value-type="string" calcext:value-type="string">
            <text:p>7<text:span text:style-name="T1">th</text:span> Feb 2026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put parametrisation and method</text:p>
          </table:table-cell>
          <table:table-cell office:value-type="string" calcext:value-type="string">
            <text:p>created config file</text:p>
          </table:table-cell>
          <table:table-cell office:value-type="string" calcext:value-type="string">
            <text:p>read inputs from config file, implementing input checks</text:p>
          </table:table-cell>
          <table:table-cell office:value-type="string" calcext:value-type="string">
            <text:p>fin config file, fin input check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Logic and convergence check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nalytical solution comparis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isualisation with toggle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ime stepping scheme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tress testing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ectorisa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06:11:22.9140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5:57:17.277119600</meta:creation-date>
    <dc:date>2026-02-07T08:07:20.851641900</dc:date>
    <meta:editing-duration>PT4H8M21S</meta:editing-duration>
    <meta:editing-cycles>4</meta:editing-cycles>
    <meta:generator>LibreOffice/25.2.7.2$Windows_X86_64 LibreOffice_project/5cbfd1ab6520636bb5f7b99185aa69bd7456825d</meta:generator>
    <meta:document-statistic meta:table-count="1" meta:cell-count="23" meta:object-count="0"/>
  </office:meta>
</office:document-meta>
</file>